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2165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similar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; kud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; mediocre in quality</text:p>
          </table:table-cell>
          <table:table-cell office:value-type="string" calcext:value-type="string">
            <text:p>apathy; nonchalance;blit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18;60;151;234;237;270;332;350;382;495;604;719;741;779;835</text:p>
          </table:table-cell>
          <table:table-cell office:value-type="string" calcext:value-type="string">
            <text:p>something that comes before or paves the way for something else; earlier sign of something to come</text:p>
          </table:table-cell>
          <table:table-cell office:value-type="string" calcext:value-type="string">
            <text:p>predecessor; pioneer; forerunner; harbinger(-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;Rising global temperatures are a harbinger of irreversible climate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office:value-type="string" calcext:value-type="string">
            <text:p>protract</text:p>
          </table:table-cell>
          <table:table-cell table:number-columns-repeated="2"/>
          <table:table-cell office:value-type="string" calcext:value-type="string">
            <text:p>Bureaucratic red tape can protract the approval process for vital infrastructure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table:style-name="ce9" office:value-type="string" calcext:value-type="string">
            <text:p>Make someone tired; completely used up ( <text:s/>ক্ষয়প্রাপ্ত <text:s/>)</text:p>
          </table:table-cell>
          <table:table-cell office:value-type="string" calcext:value-type="string">
            <text:p>drained;depleted;wearisom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; arduous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; Transitioning to renewable energy sources, while arduous, is essential for sustainable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dispos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;supercilious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; deplore; deprecate; denou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vironmentalists deplore the continued deforestation of the Amazon, warning that it accelerates climate change and biodiversity lo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642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; len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;fortitude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; castigat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 office:value-type="string" calcext:value-type="string">
            <text:p>eulog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orried</text:p>
          </table:table-cell>
          <table:table-cell office:value-type="string" calcext:value-type="string">
            <text:p>foment</text:p>
          </table:table-cell>
          <table:table-cell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office:value-type="string" calcext:value-type="string">
            <text:p>deprecate</text:p>
          </table:table-cell>
          <table:table-cell table:number-columns-repeated="2"/>
          <table:table-cell office:value-type="string" calcext:value-type="string">
            <text:p>Government should deprecate single use plastics through taxation, as bans along are insuffici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sdom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rudi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478;545;641;783</text:p>
          </table:table-cell>
          <table:table-cell office:value-type="string" calcext:value-type="string">
            <text:p>strong felling of sadness; felling regret</text:p>
          </table:table-cell>
          <table:table-cell office:value-type="string" calcext:value-type="string">
            <text:p>downcast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; mili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office:value-type="string" calcext:value-type="string">
            <text:p>fervor</text:p>
          </table:table-cell>
          <table:table-cell table:number-columns-repeated="2"/>
          <table:table-cell office:value-type="string" calcext:value-type="string">
            <text:p>Many young people pursue their dreams with such fervor that they overcome even the toughest obstac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; illogical 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249;339;407;441;488;494;597;275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203;305;346;698;777</text:p>
          </table:table-cell>
          <table:table-cell office:value-type="string" calcext:value-type="string">
            <text:p>difficult to control or influence</text:p>
          </table:table-cell>
          <table:table-cell office:value-type="string" calcext:value-type="string">
            <text:p><text:s/>obstin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; prosaic</text:p>
          </table:table-cell>
          <table:table-cell table:number-columns-repeated="2"/>
          <table:table-cell office:value-type="string" calcext:value-type="string">
            <text:p>His prosaic writing style failed to inspire read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office:value-type="string" calcext:value-type="string">
            <text:p>plas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table:style-name="ce9" office:value-type="string" calcext:value-type="string">
            <text:p>bitterness[ <text:s/> তীব্র বিরক্তি]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681;749;893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131;740</text:p>
          </table:table-cell>
          <table:table-cell office:value-type="string" calcext:value-type="string">
            <text:p>renew; resto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float" office:value="339" calcext:value-type="float">
            <text:p>339</text:p>
          </table:table-cell>
          <table:table-cell table:style-name="ce12" office:value-type="string" calcext:value-type="string">
            <text:p>unique; superior;  অবর্ণনীয় </text:p>
          </table:table-cell>
          <table:table-cell office:value-type="string" calcext:value-type="string">
            <text:p>unparalleled; ineffable</text:p>
          </table:table-cell>
          <table:table-cell/>
          <table:table-cell office:value-type="string" calcext:value-type="string">
            <text:p>KbwZw0R9NTY</text:p>
          </table:table-cell>
          <table:table-cell office:value-type="string" calcext:value-type="string">
            <text:p>The ineffable majesty of the Himalayas left her speechl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158;163;248;163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office:value-type="string" calcext:value-type="string">
            <text:p>disregard</text:p>
          </table:table-cell>
          <table:table-cell table:number-columns-repeated="2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; perceive something with clarity</text:p>
          </table:table-cell>
          <table:table-cell office:value-type="string" calcext:value-type="string">
            <text:p>disc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350;62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9;476;521;537;699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office:value-type="string" calcext:value-type="string">
            <text:p>juvenesc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305;346;698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350;69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6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office:value-type="string" calcext:value-type="string">
            <text:p>muddled</text:p>
          </table:table-cell>
          <table:table-cell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745;151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office:value-type="string" calcext:value-type="string">
            <text:p>bygone</text:p>
          </table:table-cell>
          <table:table-cell table:number-columns-repeated="2"/>
          <table:table-cell office:value-type="string" calcext:value-type="string">
            <text:p>I hope to restore the old theater to its former glory; Bygone traditions offer insight into ancestral val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/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; renounce; ce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; Governments should not relinquish their responsibilities to provide free healthcare, even during economic cri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595;611;639;115;121;127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; distinguish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/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; laud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2"/>
          <table:table-cell table:style-name="ce24"/>
          <table:table-cell table:number-columns-repeated="16374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out of a duty without real effort or interest</text:p>
          </table:table-cell>
          <table:table-cell office:value-type="string" calcext:value-type="string">
            <text:p>cursory;desul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Government measures to reduce pollution are often perfunctory, lacking real enforcement; Without clear policy, environmental efforts become desultory and ineffecti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ould often feign illness to get out of the class;The artist’s work was criticized for being derivative of Picasso’s sty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office:value-type="string" calcext:value-type="string">
            <text:p>astute</text:p>
          </table:table-cell>
          <table:table-cell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recalcit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tive</text:p>
          </table:table-cell>
          <table:table-cell/>
          <table:table-cell office:value-type="string" calcext:value-type="string">
            <text:p>showing strong desire for revenge</text:p>
          </table:table-cell>
          <table:table-cell office:value-type="string" calcext:value-type="string">
            <text:p>retribution;retalia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me argue that the death penalty serves as just retribution for heinous crimes, while other view it as inhum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/>
          <table:table-cell table:style-name="ce9" office:value-type="string" calcext:value-type="string">
            <text:p>lasting over a period of time ( <text:s/>সহ্য করা <text:s/>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/>
          <table:table-cell office:value-type="string" calcext:value-type="string">
            <text:p>approval;support</text:p>
          </table:table-cell>
          <table:table-cell office:value-type="string" calcext:value-type="string">
            <text:p>corrobo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870;173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495;779</text:p>
          </table:table-cell>
          <table:table-cell table:style-name="ce9" office:value-type="string" calcext:value-type="string">
            <text:p>very powerful or strong( <text:s/>দুর্দান্ত )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/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840;503;638</text:p>
          </table:table-cell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;caus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/>
          <table:table-cell office:value-type="string" calcext:value-type="string">
            <text:p>equal in size, degree or amount</text:p>
          </table:table-cell>
          <table:table-cell office:value-type="string" calcext:value-type="string">
            <text:p>tanta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/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; pejorativ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; misrepres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; extricat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office:value-type="string" calcext:value-type="string">
            <text:p>torture</text:p>
          </table:table-cell>
          <table:table-cell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639;343;643;698;96;97;168;213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 office:value-type="string" calcext:value-type="string">
            <text:p>hec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office:value-type="string" calcext:value-type="string">
            <text:p>frenetic</text:p>
          </table:table-cell>
          <table:table-cell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something happen or true before but not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dispar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2"/>
          <table:table-cell office:value-type="string" calcext:value-type="string">
            <text:p>While some embrace globalization enthusiastically, others regard it with trepidation, fearing cultural homoge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; cog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;Capitalist values pervade education systems, prioritizing competition over collabo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office:value-type="string" calcext:value-type="string">
            <text:p>deline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3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 or direct</text:p>
          </table:table-cell>
          <table:table-cell office:value-type="string" calcext:value-type="string">
            <text:p>outright; radical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office:value-type="string" calcext:value-type="string">
            <text:p>sedate</text:p>
          </table:table-cell>
          <table:table-cell table:number-columns-repeated="2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 office:value-type="string" calcext:value-type="string">
            <text:p>Pervasive; omnipres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; Plastic pollution has become so pervasive that microplastics are found in human bloodstrea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; perplex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office:value-type="string" calcext:value-type="string">
            <text:p>Abysmal</text:p>
          </table:table-cell>
          <table:table-cell table:number-columns-repeated="2"/>
          <table:table-cell office:value-type="string" calcext:value-type="string">
            <text:p>That is awfully nice of you; He sings awfully; Despite significant funding, the abysmal literacy rates in some developing countries highlight systemic failures in educational infrastru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;remember something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/>
          <table:table-cell office:value-type="string" calcext:value-type="string">
            <text:p>the time when something begin</text:p>
          </table:table-cell>
          <table:table-cell office:value-type="string" calcext:value-type="string">
            <text:p>inaugurated(official)</text:p>
          </table:table-cell>
          <table:table-cell table:number-columns-repeated="2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involve or require as a necessary part or consequence</text:p>
          </table:table-cell>
          <table:table-cell table:number-columns-repeated="3"/>
          <table:table-cell office:value-type="string" calcext:value-type="string">
            <text:p>The procedure does entail [=carry] certain risks; Solving environment problems entails stricter government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514;617;621;626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introduce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ups and downs; fluctuations</text:p>
          </table:table-cell>
          <table:table-cell table:number-columns-repeated="3"/>
          <table:table-cell office:value-type="string" calcext:value-type="string">
            <text:p>The vicissitudes of technological progress bring both opportunities and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le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528;377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re was something sinister about him;The ominous potential of AI replacing human jobs worries man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587;643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144;41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office:value-type="string" calcext:value-type="string">
            <text:p>suffice</text:p>
          </table:table-cell>
          <table:table-cell table:number-columns-repeated="2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; mudd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table:style-name="ce9" office:value-type="string" calcext:value-type="string">
            <text:p>very obvious or lack of subtlety( নির্লজ্জ <text:s/>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; shu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gratify[=please or satisfy] or exploit[=utilize] someone’s weaknesses, desires</text:p>
          </table:table-cell>
          <table:table-cell office:value-type="string" calcext:value-type="string">
            <text:p>gratify; indulge[=engage excessively in]</text:p>
          </table:table-cell>
          <table:table-cell table:number-columns-repeated="2"/>
          <table:table-cell office:value-type="string" calcext:value-type="string">
            <text:p>X pander to Y [by doing Z] ;Politicians often pander to voters by promising unrealistic benefi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erson who is lot of experience in a particular field(+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a long established habit(-)</text:p>
          </table:table-cell>
          <table:table-cell table:number-columns-repeated="3"/>
          <table:table-cell office:value-type="string" calcext:value-type="string">
            <text:p>An inveterate smo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683;765;816;875;879;35;43;62;134;154;227;469;479;522;574;575</text:p>
          </table:table-cell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 office:value-type="string" calcext:value-type="string">
            <text:p>propiti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;The rapid adoption of AI presents propitious opportunities for medical breakthroug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; vivid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; Scor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27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; fai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 office:value-type="string" calcext:value-type="string">
            <text:p>rowd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; ugly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 table:style-name="ce9" office:value-type="string" calcext:value-type="string">
            <text:p>selflessness[= <text:s/> পরার্থপরতা <text:s/>]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dishonest or misleading;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 office:value-type="string" calcext:value-type="string">
            <text:p>benig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;While technological advancements have transformed modern society, their impact on employment has not always been benign, as automation has displaced many traditional job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;surfe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xceed in amount, quality or degree;doing better than previous standard</text:p>
          </table:table-cell>
          <table:table-cell office:value-type="string" calcext:value-type="string">
            <text:p>eclip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; vitriolic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; able to recover quick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; refill; rest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office:value-type="string" calcext:value-type="string">
            <text:p>enrage(to make anger)</text:p>
          </table:table-cell>
          <table:table-cell table:number-columns-repeated="2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;period of someone’s and something’s greatest point</text:p>
          </table:table-cell>
          <table:table-cell office:value-type="string" calcext:value-type="string">
            <text:p>pinnacle; heyday; apex</text:p>
          </table:table-cell>
          <table:table-cell table:number-columns-repeated="2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lack of importance or seriousnes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; perfect in every way</text:p>
          </table:table-cell>
          <table:table-cell table:number-columns-repeated="3"/>
          <table:table-cell office:value-type="string" calcext:value-type="string">
            <text:p>Employers increasingly value not just technical skills but also impeccable soft skills like communication and teamwork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office:value-type="string" calcext:value-type="string">
            <text:p>avarice</text:p>
          </table:table-cell>
          <table:table-cell table:number-columns-repeated="2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office:value-type="string" calcext:value-type="string">
            <text:p>judicious; sensible</text:p>
          </table:table-cell>
          <table:table-cell table:number-columns-repeated="2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office:value-type="string" calcext:value-type="string">
            <text:p>reticent[=quiet]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office:value-type="string" calcext:value-type="string">
            <text:p>riles</text:p>
          </table:table-cell>
          <table:table-cell table:number-columns-repeated="2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ort to</text:p>
          </table:table-cell>
          <table:table-cell/>
          <table:table-cell office:value-type="string" calcext:value-type="string">
            <text:p>to use something as a list option</text:p>
          </table:table-cell>
          <table:table-cell table:number-columns-repeated="3"/>
          <table:table-cell office:value-type="string" calcext:value-type="string">
            <text:p>He resorted to working overtime to meet the deadline;When negotiations failed, they resorted to legal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w through</text:p>
          </table:table-cell>
          <table:table-cell/>
          <table:table-cell office:value-type="string" calcext:value-type="string">
            <text:p>recognize the true persisting until comple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colic</text:p>
          </table:table-cell>
          <table:table-cell/>
          <table:table-cell office:value-type="string" calcext:value-type="string">
            <text:p>pleasant, peaceful aspect of the country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begg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fy</text:p>
          </table:table-cell>
          <table:table-cell/>
          <table:table-cell table:style-name="ce15" office:value-type="string" calcext:value-type="string">
            <text:p>to pleased or fullfill someone desires</text:p>
          </table:table-cell>
          <table:table-cell table:number-columns-repeated="3"/>
          <table:table-cell office:value-type="string" calcext:value-type="string">
            <text:p>Winning the award gratified her years of hard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tus</text:p>
          </table:table-cell>
          <table:table-cell/>
          <table:table-cell office:value-type="string" calcext:value-type="string">
            <text:p>motivation</text:p>
          </table:table-cell>
          <table:table-cell table:number-columns-repeated="3"/>
          <table:table-cell office:value-type="string" calcext:value-type="string">
            <text:p>The award was an impetus to work ha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i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ee</text:p>
          </table:table-cell>
          <table:table-cell table:number-columns-repeated="3"/>
          <table:table-cell office:value-type="string" calcext:value-type="string">
            <text:p>While some educational resources are gratis online, others require subscrip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mplary</text:p>
          </table:table-cell>
          <table:table-cell/>
          <table:table-cell office:value-type="string" calcext:value-type="string">
            <text:p>serving as a desirable model </text:p>
          </table:table-cell>
          <table:table-cell table:number-columns-repeated="3"/>
          <table:table-cell office:value-type="string" calcext:value-type="string">
            <text:p>Government should invest in exemplary public transportation 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ded</text:p>
          </table:table-cell>
          <table:table-cell/>
          <table:table-cell office:value-type="string" calcext:value-type="string">
            <text:p>reluctantly admit that something is true</text:p>
          </table:table-cell>
          <table:table-cell table:number-columns-repeated="3"/>
          <table:table-cell office:value-type="string" calcext:value-type="string">
            <text:p>While some argue that economic growth should be prioritized, even critics of environmental regulations have conceded that unchecked industrialization harms public heal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elict</text:p>
          </table:table-cell>
          <table:table-cell/>
          <table:table-cell office:value-type="string" calcext:value-type="string">
            <text:p>abandoned(e.g:building, place); irresponsible(e.g: person behavior)</text:p>
          </table:table-cell>
          <table:table-cell office:value-type="string" calcext:value-type="string">
            <text:p>dilapidated</text:p>
          </table:table-cell>
          <table:table-cell table:number-columns-repeated="2"/>
          <table:table-cell office:value-type="string" calcext:value-type="string">
            <text:p>Critics argue that government has been derelict in its duty to address rising homelessness, leaving thousands without proper sup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cable</text:p>
          </table:table-cell>
          <table:table-cell/>
          <table:table-cell office:value-type="string" calcext:value-type="string">
            <text:p>polite, friendly</text:p>
          </table:table-cell>
          <table:table-cell table:number-columns-repeated="3"/>
          <table:table-cell office:value-type="string" calcext:value-type="string">
            <text:p>Diplomacy often relies on amicable negotiations to prevent conflicts and foster global cooper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cavating </text:p>
          </table:table-cell>
          <table:table-cell/>
          <table:table-cell office:value-type="string" calcext:value-type="string">
            <text:p>carefully uncovering archaeological sit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wd</text:p>
          </table:table-cell>
          <table:table-cell/>
          <table:table-cell office:value-type="string" calcext:value-type="string">
            <text:p>cru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minable</text:p>
          </table:table-cell>
          <table:table-cell/>
          <table:table-cell office:value-type="string" calcext:value-type="string">
            <text:p>seem endless often in a negative or tedious way</text:p>
          </table:table-cell>
          <table:table-cell table:number-columns-repeated="3"/>
          <table:table-cell office:value-type="string" calcext:value-type="string">
            <text:p>Traffic congestion in megacities leads to interminable delays, reducing productivity and increasing pollu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linger</text:p>
          </table:table-cell>
          <table:table-cell/>
          <table:table-cell office:value-type="string" calcext:value-type="string">
            <text:p>pretend or exaggerate illness/injure to avoid work or duty</text:p>
          </table:table-cell>
          <table:table-cell table:number-columns-repeated="3"/>
          <table:table-cell office:value-type="string" calcext:value-type="string">
            <text:p>Workplace malingerers often create resentment among diligent colleag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bliomania</text:p>
          </table:table-cell>
          <table:table-cell/>
          <table:table-cell office:value-type="string" calcext:value-type="string">
            <text:p>extreme or obsessive enthusiasm for collecting and possessing book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office:value-type="string" calcext:value-type="string">
            <text:p>to grow or develop rapidly</text:p>
          </table:table-cell>
          <table:table-cell table:number-columns-repeated="3"/>
          <table:table-cell office:value-type="string" calcext:value-type="string">
            <text:p>Renewable energy industries are burgeoning in developing nations, outpacing[=to surpass or exceed in speed] fossil fuel invest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o ar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significant progress</text:p>
          </table:table-cell>
          <table:table-cell table:number-columns-repeated="3"/>
          <table:table-cell office:value-type="string" calcext:value-type="string">
            <text:p>Gender equality legislation[=law formulation] represent a major stride toward workplace fair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reotype</text:p>
          </table:table-cell>
          <table:table-cell/>
          <table:table-cell office:value-type="string" calcext:value-type="string">
            <text:p>a fixed, oversimplified belief about a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shackle</text:p>
          </table:table-cell>
          <table:table-cell/>
          <table:table-cell table:style-name="ce30" office:value-type="string" calcext:value-type="string">
            <text:p> <text:span text:style-name="T2">ভগ্নপ্রায়</text:span>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ecdote</text:p>
          </table:table-cell>
          <table:table-cell/>
          <table:table-cell office:value-type="string" calcext:value-type="string">
            <text:p>short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assionate</text:p>
          </table:table-cell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uthless</text:p>
          </table:table-cell>
          <table:table-cell/>
          <table:table-cell office:value-type="string" calcext:value-type="string">
            <text:p>brutal;showing no kindness</text:p>
          </table:table-cell>
          <table:table-cell office:value-type="string" calcext:value-type="string">
            <text:p>merciles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ervious</text:p>
          </table:table-cell>
          <table:table-cell/>
          <table:table-cell office:value-type="string" calcext:value-type="string">
            <text:p>unable to affec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conoclastic</text:p>
          </table:table-cell>
          <table:table-cell/>
          <table:table-cell office:value-type="string" calcext:value-type="string">
            <text:p>rejecting traditional beliefs, customs or 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negade</text:p>
          </table:table-cell>
          <table:table-cell/>
          <table:table-cell table:style-name="ce32" office:value-type="string" calcext:value-type="string">
            <text:p>ধর্মত্যাগী </text:p>
          </table:table-cell>
          <table:table-cell office:value-type="string" calcext:value-type="string">
            <text:p>traitor; hermi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cluse</text:p>
          </table:table-cell>
          <table:table-cell/>
          <table:table-cell office:value-type="string" calcext:value-type="string">
            <text:p>alone and avoid social contact</text:p>
          </table:table-cell>
          <table:table-cell table:number-columns-repeated="3"/>
          <table:table-cell office:value-type="string" calcext:value-type="string">
            <text:p>While the internet connects people globally, it has also enabled a growing number of recluse who prefer virtual interaction over real-life relation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office:value-type="string" calcext:value-type="string">
            <text:p>false or fictitious name or pen n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rroborate</text:p>
          </table:table-cell>
          <table:table-cell/>
          <table:table-cell office:value-type="string" calcext:value-type="string">
            <text:p>confir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ay</text:p>
          </table:table-cell>
          <table:table-cell/>
          <table:table-cell table:style-name="ce32" office:value-type="string" calcext:value-type="string">
            <text:p>ক্ষয়প্রাপ্ত হত্তয়া </text:p>
          </table:table-cell>
          <table:table-cell office:value-type="string" calcext:value-type="string">
            <text:p>peris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vergraze</text:p>
          </table:table-cell>
          <table:table-cell/>
          <table:table-cell office:value-type="string" calcext:value-type="string">
            <text:p>deplete grassland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ge</text:p>
          </table:table-cell>
          <table:table-cell/>
          <table:table-cell table:style-name="ce32" office:value-type="string" calcext:value-type="string">
            <text:p> নিমগ্ন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aciturn</text:p>
          </table:table-cell>
          <table:table-cell office:value-type="string" calcext:value-type="string">
            <text:p>80;854</text:p>
          </table:table-cell>
          <table:table-cell office:value-type="string" calcext:value-type="string">
            <text:p>si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rbid</text:p>
          </table:table-cell>
          <table:table-cell/>
          <table:table-cell office:value-type="string" calcext:value-type="string">
            <text:p>unhealthy mental focus</text:p>
          </table:table-cell>
          <table:table-cell table:number-columns-repeated="3"/>
          <table:table-cell office:value-type="string" calcext:value-type="string">
            <text:p>Social media can fuel morbid curiosity about traged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tentatious</text:p>
          </table:table-cell>
          <table:table-cell/>
          <table:table-cell office:value-type="string" calcext:value-type="string">
            <text:p>excessively showy or flashy</text:p>
          </table:table-cell>
          <table:table-cell office:value-type="string" calcext:value-type="string">
            <text:p>flamboyant;pretentious</text:p>
          </table:table-cell>
          <table:table-cell table:number-columns-repeated="2"/>
          <table:table-cell office:value-type="string" calcext:value-type="string">
            <text:p>In some cultures, modest living is valued over ostentatious lifestyles</text:p>
          </table:table-cell>
          <table:table-cell table:number-columns-repeated="16377"/>
        </table:table-row>
        <table:table-row table:style-name="ro2" table:number-rows-repeated="104766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698:Sheet1.G70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0:34:11.241361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29T09:52:25.954000000</meta:creation-date>
    <dc:date>2025-04-15T10:59:34.944117000</dc:date>
    <meta:editing-duration>P11DT14H33M13S</meta:editing-duration>
    <meta:editing-cycles>3209</meta:editing-cycles>
    <meta:generator>LibreOffice/25.2.1.2$Windows_x86 LibreOffice_project/d3abf4aee5fd705e4a92bba33a32f40bc4e56f49</meta:generator>
    <meta:document-statistic meta:table-count="1" meta:cell-count="3070" meta:object-count="0"/>
  </office:meta>
</office:document-meta>
</file>